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9da6f" officeooo:paragraph-rsid="0019da6f"/>
    </style:style>
    <style:style style:name="P2" style:family="paragraph" style:parent-style-name="Subtitle">
      <style:text-properties officeooo:rsid="0019da6f" officeooo:paragraph-rsid="0019da6f"/>
    </style:style>
    <style:style style:name="P3" style:family="paragraph" style:parent-style-name="Text_20_body">
      <style:paragraph-properties fo:break-before="page"/>
      <style:text-properties officeooo:rsid="001ba5a6" officeooo:paragraph-rsid="001ba5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Y 7</text:p>
      <text:p text:style-name="P2">HANGMAN PROJECT</text:p>
      <text:p text:style-name="P3"><text:a xlink:type="simple" xlink:href="https://appbrewery.github.io/python-day7-demo/" text:style-name="Internet_20_link" text:visited-style-name="Visited_20_Internet_20_Link">Hangman Demo Projec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G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6T14:20:38.868387590</meta:creation-date>
    <meta:editing-duration>PT2M28S</meta:editing-duration>
    <meta:editing-cycles>3</meta:editing-cycles>
    <meta:generator>LibreOffice/25.2.4.3$Linux_X86_64 LibreOffice_project/520$Build-3</meta:generator>
    <dc:date>2025-07-07T18:56:28.897920691</dc:date>
    <meta:document-statistic meta:table-count="0" meta:image-count="0" meta:object-count="0" meta:page-count="2" meta:paragraph-count="3" meta:word-count="7" meta:character-count="40" meta:non-whitespace-character-count="36"/>
  </office:meta>
</office:document-meta>
</file>